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19" calcext:value-type="float">
            <text:p>128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82" calcext:value-type="float">
            <text:p>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formula="of:=[.DB44]-[.DB70]-[.DB9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796" calcext:value-type="float">
            <text:p>187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6" calcext:value-type="float">
            <text:p>131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7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19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664" calcext:value-type="float">
            <text:p>286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6"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2:06:08.535159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15T12:16:23.236402926</dc:date>
    <meta:editing-duration>PT9H12M14S</meta:editing-duration>
    <meta:editing-cycles>89</meta:editing-cycles>
    <meta:document-statistic meta:table-count="1" meta:cell-count="16642" meta:object-count="0"/>
  </office:meta>
</office:document-meta>
</file>